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1f8c6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in" fo:margin-bottom="0in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in" fo:margin-bottom="0in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in" fo:margin-bottom="0in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in" fo:margin-bottom="0in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in" fo:margin-bottom="0in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4">
      <style:paragraph-properties fo:margin-top="0in" fo:margin-bottom="0in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5">
      <style:paragraph-properties fo:margin-top="0in" fo:margin-bottom="0in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6">
      <style:paragraph-properties fo:margin-top="0in" fo:margin-bottom="0in" style:contextual-spacing="false"/>
    </style:style>
    <style:style style:name="P34" style:family="paragraph" style:parent-style-name="Text_20_body" style:list-style-name="L17"/>
    <style:style style:name="P35" style:family="paragraph" style:parent-style-name="Text_20_body" style:list-style-name="L17">
      <style:paragraph-properties fo:margin-top="0in" fo:margin-bottom="0in" style:contextual-spacing="false"/>
    </style:style>
    <style:style style:name="P36" style:family="paragraph" style:parent-style-name="Text_20_body" style:list-style-name="L18"/>
    <style:style style:name="P37" style:family="paragraph" style:parent-style-name="Text_20_body" style:list-style-name="L18">
      <style:paragraph-properties fo:margin-top="0in" fo:margin-bottom="0in" style:contextual-spacing="false"/>
    </style:style>
    <style:style style:name="P38" style:family="paragraph" style:parent-style-name="Text_20_body" style:list-style-name="L19"/>
    <style:style style:name="P39" style:family="paragraph" style:parent-style-name="Text_20_body" style:list-style-name="L19">
      <style:paragraph-properties fo:margin-top="0in" fo:margin-bottom="0in" style:contextual-spacing="false"/>
    </style:style>
    <style:style style:name="P40" style:family="paragraph" style:parent-style-name="Text_20_body" style:list-style-name="L20"/>
    <style:style style:name="P41" style:family="paragraph" style:parent-style-name="Text_20_body" style:list-style-name="L20">
      <style:paragraph-properties fo:margin-top="0in" fo:margin-bottom="0in" style:contextual-spacing="false"/>
    </style:style>
    <style:style style:name="P42" style:family="paragraph" style:parent-style-name="Text_20_body" style:list-style-name="L21"/>
    <style:style style:name="P43" style:family="paragraph" style:parent-style-name="Text_20_body" style:list-style-name="L21">
      <style:paragraph-properties fo:margin-top="0in" fo:margin-bottom="0in" style:contextual-spacing="false"/>
    </style:style>
    <style:style style:name="P44" style:family="paragraph" style:parent-style-name="Text_20_body" style:list-style-name="L22"/>
    <style:style style:name="P45" style:family="paragraph" style:parent-style-name="Text_20_body" style:list-style-name="L22">
      <style:paragraph-properties fo:margin-top="0in" fo:margin-bottom="0in" style:contextual-spacing="false"/>
    </style:style>
    <style:style style:name="P46" style:family="paragraph" style:parent-style-name="Text_20_body" style:list-style-name="L23"/>
    <style:style style:name="P47" style:family="paragraph" style:parent-style-name="Text_20_body" style:list-style-name="L23">
      <style:paragraph-properties fo:margin-top="0in" fo:margin-bottom="0in" style:contextual-spacing="false"/>
    </style:style>
    <style:style style:name="P48" style:family="paragraph" style:parent-style-name="Text_20_body" style:list-style-name="L24"/>
    <style:style style:name="P49" style:family="paragraph" style:parent-style-name="Text_20_body" style:list-style-name="L24">
      <style:paragraph-properties fo:margin-top="0in" fo:margin-bottom="0in" style:contextual-spacing="false"/>
    </style:style>
    <style:style style:name="P50" style:family="paragraph" style:parent-style-name="Text_20_body" style:list-style-name="L25"/>
    <style:style style:name="P51" style:family="paragraph" style:parent-style-name="Text_20_body" style:list-style-name="L25">
      <style:paragraph-properties fo:margin-top="0in" fo:margin-bottom="0in" style:contextual-spacing="false"/>
    </style:style>
    <style:style style:name="P52" style:family="paragraph" style:parent-style-name="Text_20_body" style:list-style-name="L26"/>
    <style:style style:name="P53" style:family="paragraph" style:parent-style-name="Text_20_body" style:list-style-name="L26">
      <style:paragraph-properties fo:margin-top="0in" fo:margin-bottom="0in" style:contextual-spacing="false"/>
    </style:style>
    <style:style style:name="P54" style:family="paragraph" style:parent-style-name="Text_20_body" style:list-style-name="L27"/>
    <style:style style:name="P55" style:family="paragraph" style:parent-style-name="Text_20_body" style:list-style-name="L27">
      <style:paragraph-properties fo:margin-top="0in" fo:margin-bottom="0in" style:contextual-spacing="false"/>
    </style:style>
    <style:style style:name="P56" style:family="paragraph" style:parent-style-name="Text_20_body" style:list-style-name="L28"/>
    <style:style style:name="P57" style:family="paragraph" style:parent-style-name="Text_20_body" style:list-style-name="L28">
      <style:paragraph-properties fo:margin-top="0in" fo:margin-bottom="0in" style:contextual-spacing="false"/>
    </style:style>
    <style:style style:name="P58" style:family="paragraph" style:parent-style-name="Text_20_body" style:list-style-name="L29"/>
    <style:style style:name="P59" style:family="paragraph" style:parent-style-name="Text_20_body" style:list-style-name="L29">
      <style:paragraph-properties fo:margin-top="0in" fo:margin-bottom="0in" style:contextual-spacing="false"/>
    </style:style>
    <style:style style:name="P60" style:family="paragraph" style:parent-style-name="Text_20_body" style:list-style-name="L30"/>
    <style:style style:name="P61" style:family="paragraph" style:parent-style-name="Text_20_body" style:list-style-name="L30">
      <style:paragraph-properties fo:margin-top="0in" fo:margin-bottom="0in" style:contextual-spacing="false"/>
    </style:style>
    <style:style style:name="P62" style:family="paragraph" style:parent-style-name="Text_20_body" style:list-style-name="L31"/>
    <style:style style:name="P63" style:family="paragraph" style:parent-style-name="Text_20_body" style:list-style-name="L31">
      <style:paragraph-properties fo:margin-top="0in" fo:margin-bottom="0in" style:contextual-spacing="false"/>
    </style:style>
    <style:style style:name="P64" style:family="paragraph" style:parent-style-name="Text_20_body" style:list-style-name="L32"/>
    <style:style style:name="P65" style:family="paragraph" style:parent-style-name="Text_20_body" style:list-style-name="L32">
      <style:paragraph-properties fo:margin-top="0in" fo:margin-bottom="0in" style:contextual-spacing="false"/>
    </style:style>
    <style:style style:name="P66" style:family="paragraph" style:parent-style-name="Text_20_body" style:list-style-name="L33"/>
    <style:style style:name="P67" style:family="paragraph" style:parent-style-name="Text_20_body" style:list-style-name="L33">
      <style:paragraph-properties fo:margin-top="0in" fo:margin-bottom="0in" style:contextual-spacing="false"/>
    </style:style>
    <style:style style:name="P68" style:family="paragraph" style:parent-style-name="Text_20_body" style:list-style-name="L34"/>
    <style:style style:name="P69" style:family="paragraph" style:parent-style-name="Text_20_body" style:list-style-name="L34">
      <style:paragraph-properties fo:margin-top="0in" fo:margin-bottom="0in" style:contextual-spacing="false"/>
    </style:style>
    <style:style style:name="P70" style:family="paragraph" style:parent-style-name="Text_20_body" style:list-style-name="L35"/>
    <style:style style:name="P71" style:family="paragraph" style:parent-style-name="Text_20_body" style:list-style-name="L35">
      <style:paragraph-properties fo:margin-top="0in" fo:margin-bottom="0in" style:contextual-spacing="false"/>
    </style:style>
    <style:style style:name="P72" style:family="paragraph" style:parent-style-name="Text_20_body" style:list-style-name="L36"/>
    <style:style style:name="P73" style:family="paragraph" style:parent-style-name="Text_20_body" style:list-style-name="L36">
      <style:paragraph-properties fo:margin-top="0in" fo:margin-bottom="0in" style:contextual-spacing="false"/>
    </style:style>
    <style:style style:name="P74" style:family="paragraph" style:parent-style-name="Text_20_body" style:list-style-name="L37"/>
    <style:style style:name="P75" style:family="paragraph" style:parent-style-name="Text_20_body" style:list-style-name="L37">
      <style:paragraph-properties fo:margin-top="0in" fo:margin-bottom="0in" style:contextual-spacing="false"/>
    </style:style>
    <style:style style:name="P76" style:family="paragraph" style:parent-style-name="Text_20_body" style:list-style-name="L38"/>
    <style:style style:name="P77" style:family="paragraph" style:parent-style-name="Text_20_body" style:list-style-name="L38">
      <style:paragraph-properties fo:margin-top="0in" fo:margin-bottom="0in" style:contextual-spacing="false"/>
    </style:style>
    <style:style style:name="P78" style:family="paragraph" style:parent-style-name="Text_20_body" style:list-style-name="L39"/>
    <style:style style:name="P79" style:family="paragraph" style:parent-style-name="Text_20_body" style:list-style-name="L39">
      <style:paragraph-properties fo:margin-top="0in" fo:margin-bottom="0in" style:contextual-spacing="false"/>
    </style:style>
    <style:style style:name="P80" style:family="paragraph" style:parent-style-name="Text_20_body" style:list-style-name="L40"/>
    <style:style style:name="P81" style:family="paragraph" style:parent-style-name="Text_20_body" style:list-style-name="L40">
      <style:paragraph-properties fo:margin-top="0in" fo:margin-bottom="0in" style:contextual-spacing="false"/>
    </style:style>
    <style:style style:name="P82" style:family="paragraph" style:parent-style-name="Text_20_body" style:list-style-name="L41"/>
    <style:style style:name="P83" style:family="paragraph" style:parent-style-name="Text_20_body" style:list-style-name="L41">
      <style:paragraph-properties fo:margin-top="0in" fo:margin-bottom="0in" style:contextual-spacing="false"/>
    </style:style>
    <style:style style:name="P84" style:family="paragraph" style:parent-style-name="Text_20_body" style:list-style-name="L42"/>
    <style:style style:name="P85" style:family="paragraph" style:parent-style-name="Text_20_body" style:list-style-name="L42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stitutional Regeneration Framework</text:h>
      <text:h text:style-name="P1" text:outline-level="1">Seed Track MVP</text:h>
      <text:p text:style-name="Text_20_body"><text:span text:style-name="Emphasis">Streamlined Implementation for Resource-Constrained Organizations</text:span></text:p>
      <text:h text:style-name="Heading_20_2" text:outline-level="2">Introduction to the Seed Track</text:h>
      <text:p text:style-name="Text_20_body">The Seed Track provides a lightweight, high-impact pathway for smaller IGOs and resource-constrained organizations to begin institutional regeneration. This streamlined version focuses on essential elements that can generate immediate momentum while building toward fuller implementation.</text:p>
      <text:p text:style-name="Text_20_body"><text:span text:style-name="Strong_20_Emphasis">Target Organizations</text:span>: Regional bodies, specialized UN agencies, smaller development banks, or departments within larger institutions.</text:p>
      <text:p text:style-name="Text_20_body"><text:span text:style-name="Strong_20_Emphasis">Resource Requirements</text:span>: Approximately 20-30% of full framework requirements, designed for implementation with existing staff capacity.</text:p>
      <text:p text:style-name="Text_20_body"><text:span text:style-name="Strong_20_Emphasis">Timeline</text:span>: 6-12 months for initial implementation, building foundation for future expansion.</text:p>
      <text:p text:style-name="Horizontal_20_Line"/>
      <text:h text:style-name="Heading_20_2" text:outline-level="2">Module 1: Purpose &amp; Mandate Audit (Seed Track)</text:h>
      <text:h text:style-name="Heading_20_3" text:outline-level="3">1.1 Mandate Relevance Protocol (Simplified)</text:h>
      <text:p text:style-name="Text_20_body"><text:span text:style-name="Strong_20_Emphasis">Purpose</text:span>: Rapidly assess whether your institution's current mandate serves 21st-century planetary needs.</text:p>
      <text:p text:style-name="Text_20_body"><text:span text:style-name="Strong_20_Emphasis">Process</text:span> (2-4 weeks):</text:p>
      <text:h text:style-name="Heading_20_4" text:outline-level="4">Step 1: Polycrisis Alignment Check (1 week)</text:h>
      <text:p text:style-name="Text_20_body"><text:span text:style-name="Strong_20_Emphasis">Tool</text:span>: Simple scoring matrix evaluating mandate against five polycrisis domains:</text:p>
      <text:list xml:id="list72415470" text:style-name="L1">
        <text:list-item>
          <text:p text:style-name="P3"><text:span text:style-name="Strong_20_Emphasis">Climate &amp; Ecological Breakdown</text:span> (0-4 points) </text:p>
        </text:list-item>
        <text:list-item>
          <text:p text:style-name="P3"><text:span text:style-name="Strong_20_Emphasis">Social Inequality &amp; Justice</text:span> (0-4 points) </text:p>
        </text:list-item>
        <text:list-item>
          <text:p text:style-name="P3"><text:span text:style-name="Strong_20_Emphasis">Democratic Legitimacy Crisis</text:span> (0-4 points) </text:p>
        </text:list-item>
        <text:list-item>
          <text:p text:style-name="P3"><text:span text:style-name="Strong_20_Emphasis">Technological Disruption</text:span> (0-4 points) </text:p>
        </text:list-item>
        <text:list-item>
          <text:p text:style-name="P2"><text:span text:style-name="Strong_20_Emphasis">Economic System Breakdown</text:span> (0-4 points) </text:p>
        </text:list-item>
      </text:list>
      <text:p text:style-name="Text_20_body"><text:span text:style-name="Strong_20_Emphasis">Scoring Questions</text:span> (for each domain):</text:p>
      <text:list xml:id="list2476896872" text:style-name="L2">
        <text:list-item>
          <text:p text:style-name="P5">Does our mandate directly address this challenge? (4 points) </text:p>
        </text:list-item>
        <text:list-item>
          <text:p text:style-name="P5">Does our mandate indirectly support solutions? (2 points) </text:p>
        </text:list-item>
        <text:list-item>
          <text:p text:style-name="P5">Is our mandate neutral/unrelated? (1 point) </text:p>
        </text:list-item>
        <text:list-item>
          <text:p text:style-name="P4">Does our mandate potentially worsen this challenge? (0 points) </text:p>
        </text:list-item>
      </text:list>
      <text:p text:style-name="Text_20_body"><text:span text:style-name="Strong_20_Emphasis">Interpretation</text:span>:</text:p>
      <text:list xml:id="list210016585" text:style-name="L3">
        <text:list-item>
          <text:p text:style-name="P7"><text:soft-page-break/><text:span text:style-name="Strong_20_Emphasis">16-20 points</text:span>: High relevance, focus on effectiveness improvements </text:p>
        </text:list-item>
        <text:list-item>
          <text:p text:style-name="P7"><text:span text:style-name="Strong_20_Emphasis">10-15 points</text:span>: Moderate relevance, consider mandate expansion </text:p>
        </text:list-item>
        <text:list-item>
          <text:p text:style-name="P6"><text:span text:style-name="Strong_20_Emphasis">Below 10 points</text:span>: Significant mandate refresh needed </text:p>
        </text:list-item>
      </text:list>
      <text:h text:style-name="Heading_20_4" text:outline-level="4">Step 2: Stakeholder Reality Check (1 week)</text:h>
      <text:p text:style-name="Text_20_body"><text:span text:style-name="Strong_20_Emphasis">Process</text:span>: Survey 15-20 key stakeholders using three simple questions:</text:p>
      <text:list xml:id="list3943260865" text:style-name="L4">
        <text:list-item>
          <text:p text:style-name="P9">"What's the most important challenge our institution should address in the next 5 years?" </text:p>
        </text:list-item>
        <text:list-item>
          <text:p text:style-name="P9">"How well is our institution currently positioned to address this? (1-10 scale)" </text:p>
        </text:list-item>
        <text:list-item>
          <text:p text:style-name="P8">"What's one change that would dramatically improve our effectiveness?" </text:p>
        </text:list-item>
      </text:list>
      <text:p text:style-name="Text_20_body"><text:span text:style-name="Strong_20_Emphasis">Analysis</text:span>: Look for patterns in responses. If stakeholder priorities significantly diverge from current activities, mandate adjustment is needed.</text:p>
      <text:h text:style-name="Heading_20_4" text:outline-level="4">Step 3: Relevance Score Calculation</text:h>
      <text:p text:style-name="Text_20_body">Combine polycrisis score (70% weight) with stakeholder alignment score (30% weight) for overall Mandate Relevance Score.</text:p>
      <text:h text:style-name="Heading_20_3" text:outline-level="3">1.2 Purpose Clarification Process (Simplified)</text:h>
      <text:p text:style-name="Text_20_body"><text:span text:style-name="Strong_20_Emphasis">Purpose</text:span>: Develop a clear, actionable purpose statement through structured dialogue.</text:p>
      <text:p text:style-name="Text_20_body"><text:span text:style-name="Strong_20_Emphasis">Process</text:span> (1-2 weeks):</text:p>
      <text:h text:style-name="Heading_20_4" text:outline-level="4">Single-Session Purpose Workshop (4 hours)</text:h>
      <text:p text:style-name="Text_20_body"><text:span text:style-name="Strong_20_Emphasis">Participants</text:span>:</text:p>
      <text:list xml:id="list2480782337" text:style-name="L5">
        <text:list-item>
          <text:p text:style-name="P11">Core leadership team (3-5 people) </text:p>
        </text:list-item>
        <text:list-item>
          <text:p text:style-name="P11">Representative stakeholders (5-10 people) </text:p>
        </text:list-item>
        <text:list-item>
          <text:p text:style-name="P10">External facilitator (recommended) </text:p>
        </text:list-item>
      </text:list>
      <text:p text:style-name="Text_20_body"><text:span text:style-name="Strong_20_Emphasis">Workshop Structure</text:span>:</text:p>
      <text:p text:style-name="Text_20_body"><text:span text:style-name="Strong_20_Emphasis">Hour 1: Context Setting</text:span></text:p>
      <text:list xml:id="list2798380693" text:style-name="L6">
        <text:list-item>
          <text:p text:style-name="P13">Present polycrisis alignment results </text:p>
        </text:list-item>
        <text:list-item>
          <text:p text:style-name="P13">Share stakeholder feedback themes </text:p>
        </text:list-item>
        <text:list-item>
          <text:p text:style-name="P12">Acknowledge current mandate limitations </text:p>
        </text:list-item>
      </text:list>
      <text:p text:style-name="Text_20_body"><text:span text:style-name="Strong_20_Emphasis">Hour 2: Purpose Exploration</text:span> Use the "Three Horizons" framework:</text:p>
      <text:list xml:id="list3983131550" text:style-name="L7">
        <text:list-item>
          <text:p text:style-name="P15"><text:span text:style-name="Strong_20_Emphasis">Horizon 1</text:span>: What are we good at now? </text:p>
        </text:list-item>
        <text:list-item>
          <text:p text:style-name="P15"><text:span text:style-name="Strong_20_Emphasis">Horizon 2</text:span>: What's emerging that we should engage? </text:p>
        </text:list-item>
        <text:list-item>
          <text:p text:style-name="P14"><text:span text:style-name="Strong_20_Emphasis">Horizon 3</text:span>: What regenerative future do we want to help create? </text:p>
        </text:list-item>
      </text:list>
      <text:p text:style-name="Text_20_body"><text:span text:style-name="Strong_20_Emphasis">Hour 3: Purpose Drafting</text:span> Collaborative writing using this template:</text:p>
      <text:p text:style-name="Quotations">"We exist to [core function] so that [desired outcome] enabling [planetary vision]."</text:p>
      <text:p text:style-name="Text_20_body">Example: "We exist to facilitate regional trade cooperation so that communities can prosper within ecological limits, enabling a regenerative global economy."</text:p>
      <text:p text:style-name="Text_20_body"><text:span text:style-name="Strong_20_Emphasis">Hour 4: Validation &amp; Commitment</text:span></text:p>
      <text:list xml:id="list4243116840" text:style-name="L8">
        <text:list-item>
          <text:p text:style-name="P17"><text:soft-page-break/>Test purpose against stakeholder priorities </text:p>
        </text:list-item>
        <text:list-item>
          <text:p text:style-name="P17">Identify 2-3 concrete changes needed to align with new purpose </text:p>
        </text:list-item>
        <text:list-item>
          <text:p text:style-name="P16">Secure leadership commitment to 6-month pilot implementation </text:p>
        </text:list-item>
      </text:list>
      <text:h text:style-name="Heading_20_3" text:outline-level="3">1.3 Reform Pacing Diagnostic</text:h>
      <text:p text:style-name="Text_20_body"><text:span text:style-name="Strong_20_Emphasis">Purpose</text:span>: Determine optimal speed of change for your institution's culture and capacity.</text:p>
      <text:p text:style-name="Text_20_body"><text:span text:style-name="Strong_20_Emphasis">Assessment Tool</text:span> (30 minutes): Rate your institution on 5 dimensions (1-5 scale):</text:p>
      <text:list xml:id="list1054490313" text:style-name="L9">
        <text:list-item>
          <text:p text:style-name="P18"><text:span text:style-name="Strong_20_Emphasis">Leadership Change Appetite</text:span></text:p>
          <text:list>
            <text:list-item>
              <text:p text:style-name="P19">5: Actively seeking transformation </text:p>
            </text:list-item>
            <text:list-item>
              <text:p text:style-name="P19">3: Open to moderate change </text:p>
            </text:list-item>
            <text:list-item>
              <text:p text:style-name="P19">1: Highly risk-averse </text:p>
            </text:list-item>
          </text:list>
        </text:list-item>
        <text:list-item>
          <text:p text:style-name="P18"><text:span text:style-name="Strong_20_Emphasis">Staff Innovation Culture</text:span></text:p>
          <text:list>
            <text:list-item>
              <text:p text:style-name="P19">5: Staff regularly propose improvements </text:p>
            </text:list-item>
            <text:list-item>
              <text:p text:style-name="P19">3: Staff engage when asked </text:p>
            </text:list-item>
            <text:list-item>
              <text:p text:style-name="P19">1: Staff prefer status quo </text:p>
            </text:list-item>
          </text:list>
        </text:list-item>
        <text:list-item>
          <text:p text:style-name="P18"><text:span text:style-name="Strong_20_Emphasis">External Pressure for Change</text:span></text:p>
          <text:list>
            <text:list-item>
              <text:p text:style-name="P19">5: Stakeholders demanding reform </text:p>
            </text:list-item>
            <text:list-item>
              <text:p text:style-name="P19">3: Mixed external feedback </text:p>
            </text:list-item>
            <text:list-item>
              <text:p text:style-name="P19">1: External satisfaction with current approach </text:p>
            </text:list-item>
          </text:list>
        </text:list-item>
        <text:list-item>
          <text:p text:style-name="P18"><text:span text:style-name="Strong_20_Emphasis">Resource Availability</text:span></text:p>
          <text:list>
            <text:list-item>
              <text:p text:style-name="P19">5: Budget/time available for change initiatives </text:p>
            </text:list-item>
            <text:list-item>
              <text:p text:style-name="P19">3: Limited but sufficient resources </text:p>
            </text:list-item>
            <text:list-item>
              <text:p text:style-name="P19">1: Stretched thin, no spare capacity </text:p>
            </text:list-item>
          </text:list>
        </text:list-item>
        <text:list-item>
          <text:p text:style-name="P18"><text:span text:style-name="Strong_20_Emphasis">Recent Change Experience</text:span></text:p>
          <text:list>
            <text:list-item>
              <text:p text:style-name="P19">5: Successfully implemented recent changes </text:p>
            </text:list-item>
            <text:list-item>
              <text:p text:style-name="P19">3: Mixed success with past changes </text:p>
            </text:list-item>
            <text:list-item>
              <text:p text:style-name="P18">1: Previous change efforts failed </text:p>
            </text:list-item>
          </text:list>
        </text:list-item>
      </text:list>
      <text:p text:style-name="Text_20_body"><text:span text:style-name="Strong_20_Emphasis">Pacing Recommendations</text:span>:</text:p>
      <text:list xml:id="list3946890545" text:style-name="L10">
        <text:list-item>
          <text:p text:style-name="P21"><text:span text:style-name="Strong_20_Emphasis">20-25 points</text:span>: Fast track (6-month full implementation) </text:p>
        </text:list-item>
        <text:list-item>
          <text:p text:style-name="P21"><text:span text:style-name="Strong_20_Emphasis">15-19 points</text:span>: Standard pace (12-month implementation) </text:p>
        </text:list-item>
        <text:list-item>
          <text:p text:style-name="P21"><text:span text:style-name="Strong_20_Emphasis">10-14 points</text:span>: Gradual approach (18-month implementation) </text:p>
        </text:list-item>
        <text:list-item>
          <text:p text:style-name="P20"><text:span text:style-name="Strong_20_Emphasis">Below 10 points</text:span>: Intensive preparation phase needed before beginning </text:p>
        </text:list-item>
      </text:list>
      <text:p text:style-name="Horizontal_20_Line"/>
      <text:h text:style-name="Heading_20_2" text:outline-level="2">Module 2: Governance Upgrade Kit (Seed Track)</text:h>
      <text:h text:style-name="Heading_20_3" text:outline-level="3">2.1 Single Governance Blueprint Implementation</text:h>
      <text:p text:style-name="Text_20_body"><text:span text:style-name="Strong_20_Emphasis">Purpose</text:span>: Implement one high-impact governance upgrade to demonstrate stakeholder inclusion.</text:p>
      <text:p text:style-name="Text_20_body"><text:span text:style-name="Strong_20_Emphasis">Recommended Starting Point</text:span>: Youth Advisory Council</text:p>
      <text:h text:style-name="Heading_20_4" text:outline-level="4"><text:soft-page-break/>Youth Advisory Council Setup (4-6 weeks)</text:h>
      <text:p text:style-name="Text_20_body"><text:span text:style-name="Strong_20_Emphasis">Week 1: Design Framework</text:span></text:p>
      <text:list xml:id="list1537182850" text:style-name="L11">
        <text:list-item>
          <text:p text:style-name="P23"><text:span text:style-name="Strong_20_Emphasis">Size</text:span>: 5-7 youth representatives (ages 18-30) </text:p>
        </text:list-item>
        <text:list-item>
          <text:p text:style-name="P23"><text:span text:style-name="Strong_20_Emphasis">Selection</text:span>: Mix of nomination and application process </text:p>
        </text:list-item>
        <text:list-item>
          <text:p text:style-name="P23"><text:span text:style-name="Strong_20_Emphasis">Term</text:span>: 2 years, staggered to ensure continuity </text:p>
        </text:list-item>
        <text:list-item>
          <text:p text:style-name="P22"><text:span text:style-name="Strong_20_Emphasis">Authority</text:span>: Advisory with veto power on long-term decisions (5+ year impacts) </text:p>
        </text:list-item>
      </text:list>
      <text:p text:style-name="Text_20_body"><text:span text:style-name="Strong_20_Emphasis">Week 2: Recruitment Process</text:span> <text:span text:style-name="Strong_20_Emphasis">Application Requirements</text:span>:</text:p>
      <text:list xml:id="list1988082914" text:style-name="L12">
        <text:list-item>
          <text:p text:style-name="P25">Brief statement of interest (500 words) </text:p>
        </text:list-item>
        <text:list-item>
          <text:p text:style-name="P25">One example of community engagement </text:p>
        </text:list-item>
        <text:list-item>
          <text:p text:style-name="P24">Endorsement from youth organization or mentor </text:p>
        </text:list-item>
      </text:list>
      <text:p text:style-name="Text_20_body"><text:span text:style-name="Strong_20_Emphasis">Selection Criteria</text:span>:</text:p>
      <text:list xml:id="list832372207" text:style-name="L13">
        <text:list-item>
          <text:p text:style-name="P27">Geographic/cultural diversity </text:p>
        </text:list-item>
        <text:list-item>
          <text:p text:style-name="P27">Mix of academic and experiential backgrounds </text:p>
        </text:list-item>
        <text:list-item>
          <text:p text:style-name="P27">Demonstrated commitment to institutional mission </text:p>
        </text:list-item>
        <text:list-item>
          <text:p text:style-name="P26">Communication and collaboration skills </text:p>
        </text:list-item>
      </text:list>
      <text:p text:style-name="Text_20_body"><text:span text:style-name="Strong_20_Emphasis">Week 3: Council Formation</text:span> <text:span text:style-name="Strong_20_Emphasis">Orientation Session</text:span> (1 day):</text:p>
      <text:list xml:id="list2976748370" text:style-name="L14">
        <text:list-item>
          <text:p text:style-name="P29">Institution overview and current challenges </text:p>
        </text:list-item>
        <text:list-item>
          <text:p text:style-name="P29">Youth council mandate and authority </text:p>
        </text:list-item>
        <text:list-item>
          <text:p text:style-name="P29">Decision-making protocols </text:p>
        </text:list-item>
        <text:list-item>
          <text:p text:style-name="P28">Resource allocation (budget for activities) </text:p>
        </text:list-item>
      </text:list>
      <text:p text:style-name="Text_20_body"><text:span text:style-name="Strong_20_Emphasis">Week 4: Integration Planning</text:span> <text:span text:style-name="Strong_20_Emphasis">Design Interaction Protocols</text:span>:</text:p>
      <text:list xml:id="list1248332476" text:style-name="L15">
        <text:list-item>
          <text:p text:style-name="P31"><text:span text:style-name="Strong_20_Emphasis">Quarterly Strategic Reviews</text:span>: Youth council reviews major initiatives </text:p>
        </text:list-item>
        <text:list-item>
          <text:p text:style-name="P31"><text:span text:style-name="Strong_20_Emphasis">Annual Priority Setting</text:span>: Youth input on institutional focus areas </text:p>
        </text:list-item>
        <text:list-item>
          <text:p text:style-name="P31"><text:span text:style-name="Strong_20_Emphasis">Veto Process</text:span>: Clear procedure for exercising veto power on long-term decisions </text:p>
        </text:list-item>
        <text:list-item>
          <text:p text:style-name="P30"><text:span text:style-name="Strong_20_Emphasis">Regular Communication</text:span>: Monthly updates to/from senior leadership </text:p>
        </text:list-item>
      </text:list>
      <text:h text:style-name="Heading_20_3" text:outline-level="3">2.2 Simplified Consent-Based Decision Making</text:h>
      <text:p text:style-name="Text_20_body"><text:span text:style-name="Strong_20_Emphasis">Purpose</text:span>: Streamline decision-making for operational matters using Sociocracy principles.</text:p>
      <text:h text:style-name="Heading_20_4" text:outline-level="4">Implementation Process (2-3 weeks)</text:h>
      <text:p text:style-name="Text_20_body"><text:span text:style-name="Strong_20_Emphasis">Week 1: Leadership Training</text:span> (4 hours) <text:span text:style-name="Strong_20_Emphasis">Core Concepts</text:span>:</text:p>
      <text:list xml:id="list146604706" text:style-name="L16">
        <text:list-item>
          <text:p text:style-name="P33"><text:span text:style-name="Strong_20_Emphasis">Consent vs. Consensus</text:span>: Understanding "good enough for now, safe enough to try" </text:p>
        </text:list-item>
        <text:list-item>
          <text:p text:style-name="P33"><text:span text:style-name="Strong_20_Emphasis">Round-based Discussion</text:span>: Ensuring all voices are heard </text:p>
        </text:list-item>
        <text:list-item>
          <text:p text:style-name="P32"><text:span text:style-name="Strong_20_Emphasis">Objection vs. Preference</text:span>: Distinguishing blocking concerns from personal preferences </text:p>
        </text:list-item>
      </text:list>
      <text:p text:style-name="Text_20_body"><text:span text:style-name="Strong_20_Emphasis">Basic Protocol for Operational Decisions</text:span>:</text:p>
      <text:list xml:id="list2484572370" text:style-name="L17">
        <text:list-item>
          <text:p text:style-name="P35"><text:span text:style-name="Strong_20_Emphasis">Proposal Presentation</text:span> (5 minutes) </text:p>
        </text:list-item>
        <text:list-item>
          <text:p text:style-name="P35"><text:span text:style-name="Strong_20_Emphasis">Clarifying Questions Round</text:span> (10 minutes) </text:p>
        </text:list-item>
        <text:list-item>
          <text:p text:style-name="P35"><text:span text:style-name="Strong_20_Emphasis">Reaction Round</text:span> (15 minutes - each person shares initial thoughts) </text:p>
        </text:list-item>
        <text:list-item>
          <text:p text:style-name="P35"><text:span text:style-name="Strong_20_Emphasis">Objection Round</text:span> (10 minutes - only genuine blockers) </text:p>
        </text:list-item>
        <text:list-item>
          <text:p text:style-name="P34"><text:span text:style-name="Strong_20_Emphasis">Consent Round</text:span> (5 minutes - final check for consent) </text:p>
        </text:list-item>
      </text:list>
      <text:p text:style-name="Text_20_body"><text:soft-page-break/><text:span text:style-name="Strong_20_Emphasis">Week 2: Pilot Implementation</text:span></text:p>
      <text:list xml:id="list1116982296" text:style-name="L18">
        <text:list-item>
          <text:p text:style-name="P37">Select 3-5 routine operational decisions </text:p>
        </text:list-item>
        <text:list-item>
          <text:p text:style-name="P37">Apply consent process with trained facilitator </text:p>
        </text:list-item>
        <text:list-item>
          <text:p text:style-name="P36">Document time savings and satisfaction levels </text:p>
        </text:list-item>
      </text:list>
      <text:p text:style-name="Text_20_body"><text:span text:style-name="Strong_20_Emphasis">Week 3: Process Refinement</text:span></text:p>
      <text:list xml:id="list2443313885" text:style-name="L19">
        <text:list-item>
          <text:p text:style-name="P39">Gather feedback from participants </text:p>
        </text:list-item>
        <text:list-item>
          <text:p text:style-name="P39">Adjust process for institutional culture </text:p>
        </text:list-item>
        <text:list-item>
          <text:p text:style-name="P38">Develop internal facilitation capacity </text:p>
        </text:list-item>
      </text:list>
      <text:p text:style-name="Text_20_body"><text:span text:style-name="Strong_20_Emphasis">Success Indicators</text:span>:</text:p>
      <text:list xml:id="list1421473778" text:style-name="L20">
        <text:list-item>
          <text:p text:style-name="P41">30% reduction in decision-making time </text:p>
        </text:list-item>
        <text:list-item>
          <text:p text:style-name="P41">80% participant satisfaction with process </text:p>
        </text:list-item>
        <text:list-item>
          <text:p text:style-name="P40">Increased participation in discussions </text:p>
        </text:list-item>
      </text:list>
      <text:p text:style-name="Horizontal_20_Line"/>
      <text:h text:style-name="Heading_20_2" text:outline-level="2">Module 3: Cultural Transformation Toolkit (Seed Track)</text:h>
      <text:h text:style-name="Heading_20_3" text:outline-level="3">3.1 Quick Wins Protocol</text:h>
      <text:p text:style-name="Text_20_body"><text:span text:style-name="Strong_20_Emphasis">Purpose</text:span>: Generate immediate momentum through visible, low-risk improvements.</text:p>
      <text:h text:style-name="Heading_20_4" text:outline-level="4">30-Day Quick Wins Menu (Choose 2-3)</text:h>
      <text:p text:style-name="Text_20_body"><text:span text:style-name="Strong_20_Emphasis">Transparency Wins</text:span>:</text:p>
      <text:list xml:id="list2188585937" text:style-name="L21">
        <text:list-item>
          <text:p text:style-name="P43"><text:span text:style-name="Strong_20_Emphasis">Project Dashboard</text:span>: Create public dashboard for one major project showing budget, timeline, and KPIs </text:p>
        </text:list-item>
        <text:list-item>
          <text:p text:style-name="P43"><text:span text:style-name="Strong_20_Emphasis">Open Office Hours</text:span>: Weekly 30-minute sessions where any stakeholder can ask leadership questions </text:p>
        </text:list-item>
        <text:list-item>
          <text:p text:style-name="P42"><text:span text:style-name="Strong_20_Emphasis">Decision Diary</text:span>: Publish brief weekly updates on key decisions made and rationale </text:p>
        </text:list-item>
      </text:list>
      <text:p text:style-name="Text_20_body"><text:span text:style-name="Strong_20_Emphasis">Innovation Wins</text:span>:</text:p>
      <text:list xml:id="list1823713245" text:style-name="L22">
        <text:list-item>
          <text:p text:style-name="P45"><text:span text:style-name="Strong_20_Emphasis">Idea Pipeline</text:span>: Launch simple suggestion system for staff/stakeholder improvements </text:p>
        </text:list-item>
        <text:list-item>
          <text:p text:style-name="P45"><text:span text:style-name="Strong_20_Emphasis">Innovation Jam</text:span>: Host 4-hour session for staff to brainstorm solutions to specific institutional challenges </text:p>
        </text:list-item>
        <text:list-item>
          <text:p text:style-name="P44"><text:span text:style-name="Strong_20_Emphasis">Reverse Mentoring</text:span>: Pair senior leaders with junior staff for technology/culture insights </text:p>
        </text:list-item>
      </text:list>
      <text:p text:style-name="Text_20_body"><text:span text:style-name="Strong_20_Emphasis">Collaboration Wins</text:span>:</text:p>
      <text:list xml:id="list3421896367" text:style-name="L23">
        <text:list-item>
          <text:p text:style-name="P47"><text:span text:style-name="Strong_20_Emphasis">Cross-Department Coffee</text:span>: Monthly informal meetings between departments that rarely interact </text:p>
        </text:list-item>
        <text:list-item>
          <text:p text:style-name="P47"><text:span text:style-name="Strong_20_Emphasis">Stakeholder Advisory Panel</text:span>: Invite 3-5 external stakeholders to quarterly feedback sessions </text:p>
        </text:list-item>
        <text:list-item>
          <text:p text:style-name="P46"><text:span text:style-name="Strong_20_Emphasis">Partnership Pilot</text:span>: Initiate small collaboration with another IGO or civil society organization </text:p>
        </text:list-item>
      </text:list>
      <text:p text:style-name="Text_20_body"><text:span text:style-name="Strong_20_Emphasis">Communication Wins</text:span>:</text:p>
      <text:list xml:id="list1925839543" text:style-name="L24">
        <text:list-item>
          <text:p text:style-name="P49"><text:soft-page-break/><text:span text:style-name="Strong_20_Emphasis">Plain Language Policy</text:span>: Rewrite one major document in accessible language </text:p>
        </text:list-item>
        <text:list-item>
          <text:p text:style-name="P49"><text:span text:style-name="Strong_20_Emphasis">Story Collection</text:span>: Gather and share stories of institutional impact from beneficiaries </text:p>
        </text:list-item>
        <text:list-item>
          <text:p text:style-name="P48"><text:span text:style-name="Strong_20_Emphasis">Social Media Refresh</text:span>: Update public communications to reflect regenerative values </text:p>
        </text:list-item>
      </text:list>
      <text:h text:style-name="Heading_20_3" text:outline-level="3">3.2 Simplified Relational Integrity Protocols</text:h>
      <text:p text:style-name="Text_20_body"><text:span text:style-name="Strong_20_Emphasis">Purpose</text:span>: Improve internal communication and address conflict constructively.</text:p>
      <text:h text:style-name="Heading_20_4" text:outline-level="4">Basic Nonviolent Communication (NVC) Training (1 day)</text:h>
      <text:p text:style-name="Text_20_body"><text:span text:style-name="Strong_20_Emphasis">Morning Session: Foundation</text:span> (4 hours) <text:span text:style-name="Strong_20_Emphasis">Core Elements</text:span>:</text:p>
      <text:list xml:id="list3411843199" text:style-name="L25">
        <text:list-item>
          <text:p text:style-name="P51"><text:span text:style-name="Strong_20_Emphasis">Observations</text:span> (facts without evaluation) </text:p>
        </text:list-item>
        <text:list-item>
          <text:p text:style-name="P51"><text:span text:style-name="Strong_20_Emphasis">Feelings</text:span> (emotional responses) </text:p>
        </text:list-item>
        <text:list-item>
          <text:p text:style-name="P51"><text:span text:style-name="Strong_20_Emphasis">Needs</text:span> (underlying human needs) </text:p>
        </text:list-item>
        <text:list-item>
          <text:p text:style-name="P50"><text:span text:style-name="Strong_20_Emphasis">Requests</text:span> (specific, doable actions) </text:p>
        </text:list-item>
      </text:list>
      <text:p text:style-name="Text_20_body"><text:span text:style-name="Strong_20_Emphasis">Practice Structure</text:span>:</text:p>
      <text:list xml:id="list804219770" text:style-name="L26">
        <text:list-item>
          <text:p text:style-name="P53"><text:span text:style-name="Strong_20_Emphasis">Role-play exercises</text:span> with common workplace scenarios </text:p>
        </text:list-item>
        <text:list-item>
          <text:p text:style-name="P53"><text:span text:style-name="Strong_20_Emphasis">Personal sharing</text:span> using NVC format </text:p>
        </text:list-item>
        <text:list-item>
          <text:p text:style-name="P52"><text:span text:style-name="Strong_20_Emphasis">Conflict de-escalation</text:span> techniques </text:p>
        </text:list-item>
      </text:list>
      <text:p text:style-name="Text_20_body"><text:span text:style-name="Strong_20_Emphasis">Afternoon Session: Implementation</text:span> (4 hours) <text:span text:style-name="Strong_20_Emphasis">Institutional Applications</text:span>:</text:p>
      <text:list xml:id="list1521056402" text:style-name="L27">
        <text:list-item>
          <text:p text:style-name="P55"><text:span text:style-name="Strong_20_Emphasis">Meeting facilitation</text:span> using NVC principles </text:p>
        </text:list-item>
        <text:list-item>
          <text:p text:style-name="P55"><text:span text:style-name="Strong_20_Emphasis">Email communication</text:span> templates </text:p>
        </text:list-item>
        <text:list-item>
          <text:p text:style-name="P55"><text:span text:style-name="Strong_20_Emphasis">Conflict resolution</text:span> protocols </text:p>
        </text:list-item>
        <text:list-item>
          <text:p text:style-name="P54"><text:span text:style-name="Strong_20_Emphasis">Feedback delivery</text:span> frameworks </text:p>
        </text:list-item>
      </text:list>
      <text:h text:style-name="Heading_20_4" text:outline-level="4">Weekly Team Check-ins (15 minutes)</text:h>
      <text:p text:style-name="Text_20_body"><text:span text:style-name="Strong_20_Emphasis">Simple format</text:span>:</text:p>
      <text:list xml:id="list3178776106" text:style-name="L28">
        <text:list-item>
          <text:p text:style-name="P57"><text:span text:style-name="Strong_20_Emphasis">One-word check-in</text:span>: How is each person feeling? </text:p>
        </text:list-item>
        <text:list-item>
          <text:p text:style-name="P57"><text:span text:style-name="Strong_20_Emphasis">Appreciation round</text:span>: One specific appreciation for a colleague </text:p>
        </text:list-item>
        <text:list-item>
          <text:p text:style-name="P57"><text:span text:style-name="Strong_20_Emphasis">Challenge sharing</text:span>: Any conflicts or frustrations to address </text:p>
        </text:list-item>
        <text:list-item>
          <text:p text:style-name="P56"><text:span text:style-name="Strong_20_Emphasis">Support requests</text:span>: What does each person need from the team? </text:p>
        </text:list-item>
      </text:list>
      <text:h text:style-name="Heading_20_3" text:outline-level="3">3.3 Resistance Mitigation Starter Kit</text:h>
      <text:p text:style-name="Text_20_body"><text:span text:style-name="Strong_20_Emphasis">Purpose</text:span>: Address predictable resistance patterns with proven strategies.</text:p>
      <text:h text:style-name="Heading_20_4" text:outline-level="4">Common Resistance Archetypes &amp; Responses</text:h>
      <text:p text:style-name="Text_20_body"><text:span text:style-name="Strong_20_Emphasis">"The Bureaucratic Defender"</text:span></text:p>
      <text:list xml:id="list92700299" text:style-name="L29">
        <text:list-item>
          <text:p text:style-name="P59"><text:span text:style-name="Emphasis">Behavior</text:span>: "We've always done it this way" </text:p>
        </text:list-item>
        <text:list-item>
          <text:p text:style-name="P59"><text:span text:style-name="Emphasis">Response Strategy</text:span>: Frame changes as protecting institutional mission, not abandoning it </text:p>
        </text:list-item>
        <text:list-item>
          <text:p text:style-name="P58"><text:span text:style-name="Emphasis">Specific Tactic</text:span>: Ask them to help design safeguards for new processes </text:p>
        </text:list-item>
      </text:list>
      <text:p text:style-name="Text_20_body"><text:span text:style-name="Strong_20_Emphasis">"The Overwhelmed Skeptic"</text:span></text:p>
      <text:list xml:id="list2192715396" text:style-name="L30">
        <text:list-item>
          <text:p text:style-name="P61"><text:span text:style-name="Emphasis">Behavior</text:span>: "We don't have time for this" </text:p>
        </text:list-item>
        <text:list-item>
          <text:p text:style-name="P61"><text:span text:style-name="Emphasis">Response Strategy</text:span>: Start with time-saving quick wins to demonstrate value </text:p>
        </text:list-item>
        <text:list-item>
          <text:p text:style-name="P60"><text:soft-page-break/><text:span text:style-name="Emphasis">Specific Tactic</text:span>: Measure and publicize time savings from process improvements </text:p>
        </text:list-item>
      </text:list>
      <text:p text:style-name="Text_20_body"><text:span text:style-name="Strong_20_Emphasis">"The Silent Saboteur"</text:span></text:p>
      <text:list xml:id="list2892310440" text:style-name="L31">
        <text:list-item>
          <text:p text:style-name="P63"><text:span text:style-name="Emphasis">Behavior</text:span>: Agrees publicly but blocks privately </text:p>
        </text:list-item>
        <text:list-item>
          <text:p text:style-name="P63"><text:span text:style-name="Emphasis">Response Strategy</text:span>: Create accountability through transparent tracking </text:p>
        </text:list-item>
        <text:list-item>
          <text:p text:style-name="P62"><text:span text:style-name="Emphasis">Specific Tactic</text:span>: Assign specific roles with clear deliverables and public check-ins </text:p>
        </text:list-item>
      </text:list>
      <text:h text:style-name="Heading_20_4" text:outline-level="4">Momentum-Building Tactics</text:h>
      <text:p text:style-name="Text_20_body"><text:span text:style-name="Strong_20_Emphasis">Early Adopter Cultivation</text:span>:</text:p>
      <text:list xml:id="list191715748" text:style-name="L32">
        <text:list-item>
          <text:p text:style-name="P65">Identify 2-3 enthusiastic staff members </text:p>
        </text:list-item>
        <text:list-item>
          <text:p text:style-name="P65">Give them visible roles in implementation </text:p>
        </text:list-item>
        <text:list-item>
          <text:p text:style-name="P64">Celebrate their contributions publicly </text:p>
        </text:list-item>
      </text:list>
      <text:p text:style-name="Text_20_body"><text:span text:style-name="Strong_20_Emphasis">Success Story Documentation</text:span>:</text:p>
      <text:list xml:id="list2624821035" text:style-name="L33">
        <text:list-item>
          <text:p text:style-name="P67">Track quantitative improvements (time, efficiency, satisfaction) </text:p>
        </text:list-item>
        <text:list-item>
          <text:p text:style-name="P67">Collect qualitative feedback from stakeholders </text:p>
        </text:list-item>
        <text:list-item>
          <text:p text:style-name="P66">Share stories widely through internal communications </text:p>
        </text:list-item>
      </text:list>
      <text:p text:style-name="Text_20_body"><text:span text:style-name="Strong_20_Emphasis">Incremental Expansion</text:span>:</text:p>
      <text:list xml:id="list4184851506" text:style-name="L34">
        <text:list-item>
          <text:p text:style-name="P69">Start with willing departments/teams </text:p>
        </text:list-item>
        <text:list-item>
          <text:p text:style-name="P69">Use success to attract interest from others </text:p>
        </text:list-item>
        <text:list-item>
          <text:p text:style-name="P68">Gradually expand scope as confidence builds </text:p>
        </text:list-item>
      </text:list>
      <text:p text:style-name="Horizontal_20_Line"/>
      <text:h text:style-name="Heading_20_2" text:outline-level="2">Implementation Roadmap for Seed Track</text:h>
      <text:h text:style-name="Heading_20_3" text:outline-level="3">Month 1: Assessment &amp; Planning</text:h>
      <text:list xml:id="list2513839483" text:style-name="L35">
        <text:list-item>
          <text:p text:style-name="P71">Complete Mandate Relevance Protocol </text:p>
        </text:list-item>
        <text:list-item>
          <text:p text:style-name="P71">Run Purpose Clarification Workshop </text:p>
        </text:list-item>
        <text:list-item>
          <text:p text:style-name="P71">Complete Reform Pacing Diagnostic </text:p>
        </text:list-item>
        <text:list-item>
          <text:p text:style-name="P70">Select initial Quick Wins </text:p>
        </text:list-item>
      </text:list>
      <text:h text:style-name="Heading_20_3" text:outline-level="3">Month 2-3: Foundation Building</text:h>
      <text:list xml:id="list2703573050" text:style-name="L36">
        <text:list-item>
          <text:p text:style-name="P73">Implement 2-3 Quick Wins </text:p>
        </text:list-item>
        <text:list-item>
          <text:p text:style-name="P73">Begin Youth Advisory Council setup </text:p>
        </text:list-item>
        <text:list-item>
          <text:p text:style-name="P73">Start basic NVC training </text:p>
        </text:list-item>
        <text:list-item>
          <text:p text:style-name="P72">Launch simplified consent-based decision making </text:p>
        </text:list-item>
      </text:list>
      <text:h text:style-name="Heading_20_3" text:outline-level="3">Month 4-6: Integration &amp; Refinement</text:h>
      <text:list xml:id="list3050882927" text:style-name="L37">
        <text:list-item>
          <text:p text:style-name="P75">Full Youth Advisory Council operation </text:p>
        </text:list-item>
        <text:list-item>
          <text:p text:style-name="P75">Expand consent-based decision making </text:p>
        </text:list-item>
        <text:list-item>
          <text:p text:style-name="P75">Address emerging resistance patterns </text:p>
        </text:list-item>
        <text:list-item>
          <text:p text:style-name="P74">Document lessons learned </text:p>
        </text:list-item>
      </text:list>
      <text:h text:style-name="Heading_20_3" text:outline-level="3"><text:soft-page-break/>Month 6+: Scaling Preparation</text:h>
      <text:list xml:id="list2268362077" text:style-name="L38">
        <text:list-item>
          <text:p text:style-name="P77">Evaluate Seed Track results </text:p>
        </text:list-item>
        <text:list-item>
          <text:p text:style-name="P77">Plan expansion to full framework modules </text:p>
        </text:list-item>
        <text:list-item>
          <text:p text:style-name="P77">Apply for GCF Bronze-tier funding </text:p>
        </text:list-item>
        <text:list-item>
          <text:p text:style-name="P76">Share experiences with Community of Practice </text:p>
        </text:list-item>
      </text:list>
      <text:p text:style-name="Horizontal_20_Line"/>
      <text:h text:style-name="Heading_20_2" text:outline-level="2">Success Metrics for Seed Track</text:h>
      <text:p text:style-name="Text_20_body"><text:span text:style-name="Strong_20_Emphasis">Adoption Metrics</text:span>:</text:p>
      <text:list xml:id="list1199078486" text:style-name="L39">
        <text:list-item>
          <text:p text:style-name="P79">Youth Advisory Council established and functioning </text:p>
        </text:list-item>
        <text:list-item>
          <text:p text:style-name="P79">Consent-based decision making implemented for operational decisions </text:p>
        </text:list-item>
        <text:list-item>
          <text:p text:style-name="P78">3+ Quick Wins completed </text:p>
        </text:list-item>
      </text:list>
      <text:p text:style-name="Text_20_body"><text:span text:style-name="Strong_20_Emphasis">Performance Metrics</text:span>:</text:p>
      <text:list xml:id="list3560460259" text:style-name="L40">
        <text:list-item>
          <text:p text:style-name="P81">25% reduction in operational decision-making time </text:p>
        </text:list-item>
        <text:list-item>
          <text:p text:style-name="P81">75% staff satisfaction with communication improvements </text:p>
        </text:list-item>
        <text:list-item>
          <text:p text:style-name="P80">Youth council participation in 100% of long-term decisions </text:p>
        </text:list-item>
      </text:list>
      <text:p text:style-name="Text_20_body"><text:span text:style-name="Strong_20_Emphasis">Outcome Metrics</text:span>:</text:p>
      <text:list xml:id="list3777227718" text:style-name="L41">
        <text:list-item>
          <text:p text:style-name="P83">Stakeholder feedback shows improved responsiveness </text:p>
        </text:list-item>
        <text:list-item>
          <text:p text:style-name="P83">Clear purpose statement guides decision-making </text:p>
        </text:list-item>
        <text:list-item>
          <text:p text:style-name="P82">Foundation established for full framework implementation </text:p>
        </text:list-item>
      </text:list>
      <text:p text:style-name="Horizontal_20_Line"/>
      <text:h text:style-name="Heading_20_2" text:outline-level="2">Next Steps: Expanding Beyond Seed Track</text:h>
      <text:p text:style-name="Text_20_body">Once Seed Track implementation is successful (typically 6-12 months), organizations can:</text:p>
      <text:list xml:id="list1932207831" text:style-name="L42">
        <text:list-item>
          <text:p text:style-name="P85"><text:span text:style-name="Strong_20_Emphasis">Apply for GCF Bronze-tier funding</text:span> using Seed Track results as evidence </text:p>
        </text:list-item>
        <text:list-item>
          <text:p text:style-name="P85"><text:span text:style-name="Strong_20_Emphasis">Join Community of Practice</text:span> to share experiences and learn from peers </text:p>
        </text:list-item>
        <text:list-item>
          <text:p text:style-name="P85"><text:span text:style-name="Strong_20_Emphasis">Expand to full framework modules</text:span> based on increased capacity and confidence </text:p>
        </text:list-item>
        <text:list-item>
          <text:p text:style-name="P84"><text:span text:style-name="Strong_20_Emphasis">Mentor other organizations</text:span> interested in Seed Track implementation </text:p>
        </text:list-item>
      </text:list>
      <text:p text:style-name="Text_20_body">The Seed Track serves as both a standalone improvement program and a stepping stone to full institutional regeneration, ensuring that even the smallest organizations can participate in the planetary transformation toward regenerative governance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3T14:47:23.743444378</meta:creation-date>
    <dc:date>2025-07-13T14:55:49.862115119</dc:date>
    <meta:editing-duration>PT4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8" meta:paragraph-count="254" meta:word-count="1811" meta:character-count="13033" meta:non-whitespace-character-count="11481"/>
  </office:meta>
</office:document-meta>
</file>